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8.823cm"/>
    </style:style>
    <style:style style:name="co6" style:family="table-column">
      <style:table-column-properties fo:break-before="auto" style:column-width="13.462cm"/>
    </style:style>
    <style:style style:name="co8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6.63cm"/>
    </style:style>
    <style:style style:name="co10" style:family="table-column">
      <style:table-column-properties fo:break-before="auto" style:column-width="5.854cm"/>
    </style:style>
    <style:style style:name="co11" style:family="table-column">
      <style:table-column-properties fo:break-before="auto" style:column-width="13.3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/>
    </style:style>
    <style:style style:name="ce17" style:family="table-cell" style:parent-style-name="Default">
      <style:text-properties style:font-name="Arial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ext-properties style:font-name="Arial" fo:language="ru" fo:country="RU" style:font-name-asian="Lucida Sans" style:language-asian="zh" style:country-asian="CN"/>
    </style:style>
    <style:style style:name="ce18" style:family="table-cell" style:parent-style-name="Default">
      <style:text-properties style:font-name="Arial" style:font-name-asian="Lucida Sans" style:language-asian="zh" style:country-asian="CN"/>
    </style:style>
    <style:style style:name="ce19" style:family="table-cell" style:parent-style-name="Default">
      <style:text-properties fo:color="#000000" style:font-name="Arial" fo:font-size="10pt" fo:language="ru" fo:country="RU" style:font-name-asian="Lucida Sans" style:font-size-asian="10pt" style:language-asian="zh" style:country-asian="CN" style:font-size-complex="10pt"/>
    </style:style>
    <style:style style:name="ce20" style:family="table-cell" style:parent-style-name="Default">
      <style:table-cell-properties fo:background-color="#ffcccc"/>
    </style:style>
    <style:style style:name="T1" style:family="text">
      <style:text-properties fo:font-size="12pt" fo:language="en" fo:country="US" style:font-size-asian="12pt" style:font-size-complex="6.80000019073486pt"/>
    </style:style>
    <style:style style:name="T5" style:family="text">
      <style:text-properties fo:color="#0000ff" style:font-name="Courier New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 fo:language="ru" fo:country="RU" style:letter-kerning="true" style:font-name-asian="Lucida Sans" style:font-size-asian="10pt" style:language-asian="zh" style:country-asian="CN" style:font-size-complex="10pt"/>
    </style:style>
    <style:style style:name="T4" style:family="text">
      <style:text-properties fo:color="#000000" style:font-name="Arial" fo:font-size="10pt" fo:language="en" fo:country="US" style:letter-kerning="true" style:font-name-asian="Lucida Sans" style:font-size-asian="10pt" style:language-asian="zh" style:country-asian="CN" style:font-size-complex="10pt"/>
    </style:style>
    <style:style style:name="T6" style:family="text">
      <style:text-properties fo:color="#000000" style:font-name="Arial" fo:font-size="10pt" fo:language="ru" fo:country="RU" style:letter-kerning="true" style:font-name-asian="Lucida Sans" style:font-size-asian="10pt" style:language-asian="zh" style:country-asian="CN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user_story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users_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лиенты совершают покупки с карты банка и получают cashback(КБ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лиенты могут иметь несколько карт, но одна является основной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На основую карту начисляется КБ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ри начислении КБ в расчёт берутся операции за предыдущий месяц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Б начисляется при кол-ве покупок 10 и более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Мин. Сумма КБ = 100р., Макс.=3000р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Лимит действует по всем картам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От MCC начисляется повышенный % КБ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 некоторых партнеров м.б. Повышенный % КБ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За покупки начисляется 1%, кроме MCC и партнёров с кешбэком 0%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Приоритет при выборе ставки:</text:p>
            <text:p>1.MCC и партнёр (0%);</text:p>
            <text:p>2.Партнёр;</text:p>
            <text:p>3.<text:span text:style-name="T1">MCC</text:span></text:p>
            <text:p>4.Стандартная ставка 1%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Операции могут как покупки, так и возвраты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Если был возврат, то сумма КБ уменьшается пропорционально сумме возврата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Сумма возврата не может быть больше стоимости покупки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d покупки связана с id возврата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Уникальность транзакций контроллируется по id покупок и возвратов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Не допустимо поступление операций после 10 числа текущего месяца за предыдущий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Данные о транзакциях поступают от банка в csv-формате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Данные о транзакциях загружаются в таблицу файлового обмена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истема формирует файл с результатами обработки файла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В файле с результатами выводится:</text:p>
            <text:p>- сумма КБ по каждой операции</text:p>
            <text:p>- для возврата отрицательное число</text:p>
            <text:p>- текущую сумму КБ на текущую дату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Если транзакция не была загружена, то в файле с результатом проверки записывается информация по ошибке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Должна быть возможность формировать конечный реестр начислений:</text:p>
            <text:p>- на отчётную дату(10 число тек.месяца)</text:p>
            <text:p>- за прошедший отчётный период(1 календарный месяц)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Реестр включает в себя номер основной карты и сумму КБ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Не допустимо дублирование выгрузки реестра в банк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Клиент выбирает категории покупок для получения КБ (с учётом MCC)</text:p>
          </table:table-cell>
        </table:table-row>
      </table:table>
      <table:table table:name="entitie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c_client_types</text:p>
          </table:table-cell>
          <table:table-cell office:value-type="string">
            <text:p>Спр-к типов клиентов для деления на юр. и физ.</text:p>
          </table:table-cell>
          <table:table-cell/>
        </table:table-row>
        <table:table-row table:style-name="ro1">
          <table:table-cell/>
          <table:table-cell office:value-type="string">
            <text:p>type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_na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c_erro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_err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xt_erro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c_mc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hback_r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c_merchants_program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hback_rate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c_para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_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in_sum_c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max_sum_cb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2"/>
          <table:table-cell office:value-type="string">
            <text:p>standart_rate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number-columns-repeated="2"/>
          <table:table-cell office:value-type="string">
            <text:p>reporting_da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increased_rate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number-columns-repeated="2"/>
          <table:table-cell office:value-type="string">
            <text:p>min_qty_operations</text:p>
          </table:table-cell>
          <table:table-cell office:value-type="float" office:value="10">
            <text:p>1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Dic_transaction_types</text:p>
          </table:table-cell>
          <table:table-cell table:number-columns-repeated="2"/>
        </table:table-row>
        <table:table-row table:style-name="ro1" table:number-rows-repeated="5"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crypto_n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is_ma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lients</text:p>
          </table:table-cell>
          <table:table-cell office:value-type="string">
            <text:p>Данные о клиентах системы лояльности банка.</text:p>
          </table:table-cell>
          <table:table-cell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_type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ndividual_persons</text:p>
          </table:table-cell>
          <table:table-cell office:value-type="string">
            <text:p>Клиенты физ. лица 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person_id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first_nam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last_nam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middle_nam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passport_sn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passport_num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rch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na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rchants_program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p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id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urchase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urchase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urchase_dat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amou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id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return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return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return_dat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amou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urchase_id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transaction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typ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merch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merchant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rified_files</text:p>
          </table:table-cell>
          <table:table-cell office:value-type="string">
            <text:p>Таблица для хранения данных о проверенных файлах с транзакциями от банка </text:p>
          </table:table-cell>
          <table:table-cell/>
        </table:table-row>
        <table:table-row table:style-name="ro1">
          <table:table-cell/>
          <table:table-cell office:value-type="string">
            <text:p>verified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e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sult_file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ied_data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xchange_table</text:p>
          </table:table-cell>
          <table:table-cell office:value-type="string">
            <text:p>Таблица обмена для файлов от банка</text:p>
          </table:table-cell>
          <table:table-cell/>
        </table:table-row>
        <table:table-row table:style-name="ro1">
          <table:table-cell/>
          <table:table-cell office:value-type="string">
            <text:p>field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text</text:p>
          </table:table-cell>
          <table:table-cell table:number-columns-repeated="2"/>
        </table:table-row>
      </table:table>
      <table:table table:name="tasks" table:style-name="ta1" table:print="false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task_id</text:p>
          </table:table-cell>
          <table:table-cell office:value-type="string">
            <text:p>desc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Создать ER-диаграмму со следующими сущностями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Клиент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Физические лиц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Типы клиентов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Справочник Типы клиентов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Карт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Транзакци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Типы транзакций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Справочник MCC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Партнёр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Партнёрские программ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Типы партнёрских программ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Таблица файлового обмен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Справочник ошибок в файлах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Проверенные файл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Покупк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Возврат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2" office:value-type="string">
            <text:p>Создать скрипт для создания таблиц на основе диаграмм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Заполнить спр-ки: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dic_error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dic_mcc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dic_merchant_program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dic_param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dic_transaction_type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dic_user_type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5">
          <table:table-cell/>
          <table:table-cell office:value-type="float" office:value="5">
            <text:p>5</text:p>
          </table:table-cell>
          <table:table-cell table:style-name="ce5" office:value-type="string">
            <text:p>Придумать тестовые данные для проверки ограничений по рассчёту КБ согласно ТЗ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Ограничения: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Валидация файла: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- Отсутствует заголовок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- Повторное поступление файла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- Длина значения атрибута превышает лимит</text:p>
          </table:table-cell>
          <table:table-cell table:number-columns-repeated="3"/>
        </table:table-row>
        <table:table-row table:style-name="ro8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5" office:value-type="string">
            <text:p>Требования ТЗ к расчёту КБ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- КБ выплачивается тем кто сделал хотя бы 10 покупок: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Иванов сделать 10 покупок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Петров сделал 15 покупок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Алёшин сделал 5 покупок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- В зав-ти от МСС нач-ся повышенный КБ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окупки со станд. КБ по MCC 56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окупки с повыш. КБ по MCC 54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окупки с 0% КБ по MCC 52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8">
          <table:table-cell table:number-columns-repeated="2"/>
          <table:table-cell table:style-name="ce5" office:value-type="string">
            <text:p>- В зав-ти от Мерчанта нач-ся повышенный КБ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MCC 5200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Галамарт Гринпарк - кешбэк 0% - исключение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ДОМ гипермаркет' - 1%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Леруа Мерлен' - 5%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MCC 5651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Oodji - кешбэк 0% - исключение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Gloria Jeans - 1%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Familia' - 5%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МСС 5411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Пятерочка - кешбэк 0% - исключение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Светофор - 1%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Вкусвилл - 5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8">
          <table:table-cell table:number-columns-repeated="2"/>
          <table:table-cell table:style-name="ce13" office:value-type="string">
            <text:p><text:span text:style-name="T3">- Приоритет выбора процентной ставки кэшбэка:</text:span>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8" office:value-type="string">
            <text:p><text:span text:style-name="T3">список исключений </text:span><text:span text:style-name="T4">MCC</text:span><text:span text:style-name="T3"> и мерчантов (0%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Галамарт, МСС 5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Oodji, МСС 56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Пятерочка, МСС 54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8">
          <table:table-cell table:number-columns-repeated="2"/>
          <table:table-cell table:style-name="ce18" office:value-type="string">
            <text:p><text:span text:style-name="T3">по мерчанту, по </text:span><text:span text:style-name="T4">MCC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Дом гипермаркет, МСС 5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Леруа Мерлен, МСС 5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Светофор, МСС 54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Вкусвилл, МСС 54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8">
          <table:table-cell table:number-columns-repeated="2"/>
          <table:table-cell table:style-name="ce19" office:value-type="string">
            <text:p><text:span text:style-name="T6">стандартная ставка (1%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Gloria Jeans, МСС 56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овышенная ставка(5%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Familia, МСС 56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 office:value-type="string">
            <text:p>Написать процедуры для обработки поступивших файлов с данными от банка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роцедура чтения файл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Процедура парсинга строк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Процедура записи в таблицу обмен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2.4</text:p>
          </table:table-cell>
          <table:table-cell table:style-name="ce12" office:value-type="string">
            <text:p>Процедура для проверки данных из файла на ошибки и загрузки данных в рабочие таблицы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определить какие могут быть ошибки и их код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 определить способ обработки ошибок: исключения или условная обработк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2" office:value-type="string">
            <text:p>Внести изменение в процедуру загрузки в таблицу обмена: добавить проверку идентификатора файла на повторную загрузку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Реализовать проверку файлов по кол-ву транзакций и данным в концовике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Процедура для формирования файла с результатом проверк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2" office:value-type="string">
            <text:p>Процедура для формирования файла с начисленным кэшбэком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0" office:value-type="string">
            <text:p>Создать представление или процедуру с рассчитанным КБ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0" office:value-type="string">
            <text:p>- ограничение по лимиту КБ 100..3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- ограничение по кол-ву операций &gt;= 1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0" office:value-type="string">
            <text:p>Реализовать исключение уже существующего имени файла на диске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0" office:value-type="string">
            <text:p>Добавить столбец FILE_ID в таблицу TRANSACTION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Создать процедуру для формирования реестра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Должна быть проверка на сформированный ранее реестр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Создать джоб для запуска процедуры реестра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Процедуру которая ищет незагруженные файлы в директории ?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ttps://asktom.oracle.com/ords/f?p=100:11:0::::P11_QUESTION_ID:43961991658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Индекс в таблице обмена по Ид-р транзакции и Ид-р мерчанта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2" office:value-type="string">
            <text:p>Реализвать проверку ошибок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Виды ошибок в данных файлов:</text:p>
          </table:table-cell>
          <table:table-cell office:value-type="string">
            <text:p>Коды польз.</text:p>
          </table:table-cell>
          <table:table-cell office:value-type="string">
            <text:p>Коды sqlcode valu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Ошибки в структуре файла при которых мы не проверяем файл:</text:p>
          </table:table-cell>
          <table:table-cell office:value-type="string">
            <text:p>CB-000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 Отсутствует записи Заголовок; Хвостовик</text:p>
          </table:table-cell>
          <table:table-cell table:number-columns-repeated="2" office:value-type="float" office:value="-20000">
            <text:p>-20000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- Кол-во записей типа P R не соответствует данным в файле</text:p>
          </table:table-cell>
          <table:table-cell table:number-columns-repeated="2" office:value-type="float" office:value="-20001">
            <text:p>-2000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Повторное поступление файла</text:p>
          </table:table-cell>
          <table:table-cell office:value-type="float" office:value="-20002">
            <text:p>-20002</text:p>
          </table:table-cell>
          <table:table-cell table:style-name="ce9" office:value-type="float" office:value="-1">
            <text:p>-1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Ошибки в размерах значений для полей файла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>
            <text:p>- <text:span text:style-name="T5">Длина значения атрибута превышает лимит</text:span></text:p>
          </table:table-cell>
          <table:table-cell office:value-type="float" office:value="-20003">
            <text:p>-20003</text:p>
          </table:table-cell>
          <table:table-cell table:style-name="ce9" office:value-type="float" office:value="-6502">
            <text:p>-6502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Ошибки в уникальности данных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Дубликат идентификатора транзакции в рамках мерчанта</text:p>
          </table:table-cell>
          <table:table-cell office:value-type="float" office:value="-20004">
            <text:p>-20004</text:p>
          </table:table-cell>
          <table:table-cell table:style-name="ce9" office:value-type="float" office:value="-1">
            <text:p>-1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12" office:value-type="string">
            <text:p>- Карта для возврата принадлежит не тому клиенту который совершал покупку</text:p>
          </table:table-cell>
          <table:table-cell table:number-columns-repeated="2" office:value-type="float" office:value="-20005">
            <text:p>-20005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- Сумма возвратов превышает стоимость покупки</text:p>
          </table:table-cell>
          <table:table-cell table:number-columns-repeated="2" office:value-type="float" office:value="-20006">
            <text:p>-20006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12" office:value-type="string">
            <text:p>- Дата операции попадает в закрытый период</text:p>
          </table:table-cell>
          <table:table-cell table:number-columns-repeated="2" office:value-type="float" office:value="-20007">
            <text:p>-20007</text:p>
          </table:table-cell>
          <table:table-cell office:value-type="string">
            <text:p>ok</text:p>
          </table:table-cell>
        </table:table-row>
        <table:table-row table:style-name="ro8">
          <table:table-cell table:number-columns-repeated="2"/>
          <table:table-cell office:value-type="string">
            <text:p>- Ид-р атрибута<text:span text:style-name="T7">(</text:span>карты, мерчанта, покупки для возврата<text:span text:style-name="T7">)</text:span> не существует в БД</text:p>
          </table:table-cell>
          <table:table-cell office:value-type="float" office:value="-20008">
            <text:p>-20008</text:p>
          </table:table-cell>
          <table:table-cell office:value-type="float" office:value="100">
            <text:p>100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- Ид-р транзакции уже существует в БД</text:p>
          </table:table-cell>
          <table:table-cell office:value-type="float" office:value="-20009">
            <text:p>-20009</text:p>
          </table:table-cell>
          <table:table-cell table:style-name="ce9" office:value-type="float" office:value="-1">
            <text:p>-1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>
            <text:p>- Клиент сделал меньше 10 покупок</text:p>
          </table:table-cell>
          <table:table-cell table:number-columns-repeated="2" office:value-type="float" office:value="-20010">
            <text:p>-2001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Превышен лимит суммы кэшбэка</text:p>
          </table:table-cell>
          <table:table-cell table:number-columns-repeated="2" office:value-type="float" office:value="-20011">
            <text:p>-20011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Тесты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роцедуру create_transaction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на ошибку -2000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Переписать процедуру загрузки из файла и процедуру загрузки в таблицы на коллекции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2" office:value-type="string">
            <text:p>Создать таблицу для хранения сформированных реестров</text:p>
          </table:table-cell>
          <table:table-cell office:value-type="string">
            <text:p>ok</text:p>
          </table:table-cell>
          <table:table-cell table:number-columns-repeated="2"/>
        </table:table-row>
      </table:table>
      <table:table table:name="solution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ask_id</text:p>
          </table:table-cell>
          <table:table-cell office:value-type="string">
            <text:p>solutio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.4</text:p>
          </table:table-cell>
          <table:table-cell office:value-type="string">
            <text:p>Виды ошибок в данных файлов:</text:p>
          </table:table-cell>
          <table:table-cell office:value-type="string">
            <text:p>Коды польз.</text:p>
          </table:table-cell>
          <table:table-cell office:value-type="string">
            <text:p>Коды sqlcode value</text:p>
          </table:table-cell>
        </table:table-row>
        <table:table-row table:style-name="ro1">
          <table:table-cell table:style-name="ce3"/>
          <table:table-cell office:value-type="string">
            <text:p>Ошибки в структуре файла при которых мы не проверяем файл:</text:p>
          </table:table-cell>
          <table:table-cell office:value-type="string">
            <text:p>CB-000X</text:p>
          </table:table-cell>
          <table:table-cell/>
        </table:table-row>
        <table:table-row table:style-name="ro1">
          <table:table-cell table:style-name="ce3"/>
          <table:table-cell office:value-type="string">
            <text:p>- Отсутствует записи Заголовок; Хвостовик</text:p>
          </table:table-cell>
          <table:table-cell table:number-columns-repeated="2" office:value-type="float" office:value="-20000">
            <text:p>-20000</text:p>
          </table:table-cell>
        </table:table-row>
        <table:table-row table:style-name="ro1">
          <table:table-cell table:style-name="ce3"/>
          <table:table-cell office:value-type="string">
            <text:p>- Кол-во записей типа P R не соответствует данным в файле</text:p>
          </table:table-cell>
          <table:table-cell table:number-columns-repeated="2" office:value-type="float" office:value="-20001">
            <text:p>-20001</text:p>
          </table:table-cell>
        </table:table-row>
        <table:table-row table:style-name="ro1">
          <table:table-cell/>
          <table:table-cell office:value-type="string">
            <text:p>- Повторное поступление файла</text:p>
          </table:table-cell>
          <table:table-cell office:value-type="float" office:value="-20002">
            <text:p>-20002</text:p>
          </table:table-cell>
          <table:table-cell table:style-name="ce9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Ошибки в размерах значений для полей файла</text:p>
          </table:table-cell>
          <table:table-cell table:number-columns-repeated="2"/>
        </table:table-row>
        <table:table-row table:style-name="ro7">
          <table:table-cell/>
          <table:table-cell office:value-type="string">
            <text:p>- <text:span text:style-name="T5">Длина значения атрибута превышает лимит</text:span></text:p>
          </table:table-cell>
          <table:table-cell office:value-type="float" office:value="-20003">
            <text:p>-20003</text:p>
          </table:table-cell>
          <table:table-cell table:style-name="ce9" office:value-type="float" office:value="-6502">
            <text:p>-6502</text:p>
          </table:table-cell>
        </table:table-row>
        <table:table-row table:style-name="ro1">
          <table:table-cell/>
          <table:table-cell office:value-type="string">
            <text:p>Ошибки в уникальности данных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 Дубликат идентификатора транзакции в рамках мерчанта</text:p>
          </table:table-cell>
          <table:table-cell office:value-type="float" office:value="-20004">
            <text:p>-20004</text:p>
          </table:table-cell>
          <table:table-cell table:style-name="ce9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- Карта для возврата принадлежит не тому клиенту который совершал покупку</text:p>
          </table:table-cell>
          <table:table-cell table:number-columns-repeated="2" office:value-type="float" office:value="-20005">
            <text:p>-20005</text:p>
          </table:table-cell>
        </table:table-row>
        <table:table-row table:style-name="ro1">
          <table:table-cell/>
          <table:table-cell office:value-type="string">
            <text:p>- Сумма возвратов превышает стоимость покупки</text:p>
          </table:table-cell>
          <table:table-cell table:number-columns-repeated="2" office:value-type="float" office:value="-20006">
            <text:p>-20006</text:p>
          </table:table-cell>
        </table:table-row>
        <table:table-row table:style-name="ro1">
          <table:table-cell/>
          <table:table-cell office:value-type="string">
            <text:p>- Дата операции попадает в закрытый период</text:p>
          </table:table-cell>
          <table:table-cell table:number-columns-repeated="2" office:value-type="float" office:value="-20007">
            <text:p>-20007</text:p>
          </table:table-cell>
        </table:table-row>
        <table:table-row table:style-name="ro1">
          <table:table-cell/>
          <table:table-cell office:value-type="string">
            <text:p>- Ид-р покупки указанный для возврата не существует в БД</text:p>
          </table:table-cell>
          <table:table-cell office:value-type="float" office:value="-20008">
            <text:p>-2000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- Ид-р транзакции уже существует в БД</text:p>
          </table:table-cell>
          <table:table-cell office:value-type="float" office:value="-20009">
            <text:p>-20009</text:p>
          </table:table-cell>
          <table:table-cell table:style-name="ce9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- Клиент сделал меньше 10 покупок</text:p>
          </table:table-cell>
          <table:table-cell table:number-columns-repeated="2" office:value-type="float" office:value="-20010">
            <text:p>-20010</text:p>
          </table:table-cell>
        </table:table-row>
        <table:table-row table:style-name="ro1">
          <table:table-cell/>
          <table:table-cell office:value-type="string">
            <text:p>- Превышен лимит суммы кэшбэка</text:p>
          </table:table-cell>
          <table:table-cell table:number-columns-repeated="2" office:value-type="float" office:value="-20011">
            <text:p>-20011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>
            <text:p>Способ обработки ошибок: исключения или условная обработк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 При загрузке из файла в таблицу обмена проверка по условиям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 При загрузке из таблицы обмена в рабочие таблицы проверка по исключениям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Сценарий работы системы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 Поступает файл с данными о транзакциях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Запускаются последовательно процедуры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1.Проц-а загрузки данных из файл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2.Проц-а вериф-ии данных на ошибки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3.Проц-а загрузки данных в таблицы систем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3.Проц-а формирования данных о рассчётах кешбэк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4.Проц-а формирования файла с результатом проверки</text:p>
          </table:table-cell>
          <table:table-cell table:number-columns-repeated="2"/>
        </table:table-row>
        <table:table-row table:style-name="ro5">
          <table:table-cell/>
          <table:table-cell table:style-name="ce5" office:value-type="string">
            <text:p>3.По заданию запускается процедура формирования файла с данными о кешбэке раз в месяц 10-го числа</text:p>
          </table:table-cell>
          <table:table-cell table:number-columns-repeated="2"/>
        </table:table-row>
      </table:table>
      <table:table table:name="Описание к ER-диаграмме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4" office:value-type="string">
            <text:p>В системе для исключения дублирования значений для сущностей имеющих константные значения созданы справочники.</text:p>
          </table:table-cell>
          <table:table-cell table:number-columns-repeated="3"/>
        </table:table-row>
        <table:table-row table:style-name="ro1">
          <table:table-cell office:value-type="string">
            <text:p>Названия сущностей спр-ков начинаются на DIC_</text:p>
          </table:table-cell>
          <table:table-cell table:number-columns-repeated="3"/>
        </table:table-row>
        <table:table-row table:style-name="ro1">
          <table:table-cell office:value-type="string">
            <text:p>Спр-к DIC_PARAMS будет содержать константы для расчёта кэшбэка, хочу сделать так чтобы не кодировать жёстко, а иметь возможность изменить.</text:p>
          </table:table-cell>
          <table:table-cell table:number-columns-repeated="3"/>
        </table:table-row>
        <table:table-row table:style-name="ro1">
          <table:table-cell office:value-type="string">
            <text:p>Сущность Cards – карты клиентов имеет атрибут card_is_main для определения карты как основной.</text:p>
          </table:table-cell>
          <table:table-cell table:number-columns-repeated="3"/>
        </table:table-row>
        <table:table-row table:style-name="ro1">
          <table:table-cell office:value-type="string">
            <text:p>Спр-ки DIC_MCC, DIC_MERCHANTS_PROGRAMS содержать атрибут CASHBACK_RATE отражающий процент кэшбэка.</text:p>
          </table:table-cell>
          <table:table-cell table:number-columns-repeated="3"/>
        </table:table-row>
        <table:table-row table:style-name="ro1">
          <table:table-cell office:value-type="string">
            <text:p>Список исключений кодов MCC будет определяться по атрибуту CASHBACK_RATE при значении = "0"</text:p>
          </table:table-cell>
          <table:table-cell table:number-columns-repeated="3"/>
        </table:table-row>
        <table:table-row table:style-name="ro1">
          <table:table-cell office:value-type="string">
            <text:p>Сущность MERCHANTS_PROGRAMS создана для отражения партнёрских программ в которых участвуют мерчанты.</text:p>
          </table:table-cell>
          <table:table-cell table:number-columns-repeated="3"/>
        </table:table-row>
        <table:table-row table:style-name="ro1">
          <table:table-cell office:value-type="string">
            <text:p>Список исключений мерчантов будет определяться исходя из наличия/отсутствия записи в таблице для мерчанта.</text:p>
          </table:table-cell>
          <table:table-cell table:number-columns-repeated="3"/>
        </table:table-row>
        <table:table-row table:style-name="ro1">
          <table:table-cell office:value-type="string">
            <text:p>Данные о транзакциях представлены 3-мя сущностями: TRANSACTIONS, PURCHASES, RETURNS.</text:p>
          </table:table-cell>
          <table:table-cell table:number-columns-repeated="3"/>
        </table:table-row>
        <table:table-row table:style-name="ro1">
          <table:table-cell office:value-type="string">
            <text:p>В сущности TRANSACTIONS есть первичный ключ TRANSACTION_ID, уникальный составной ключ по атр-м TRANSACTION_MERCH_ID, MERCHANT_ID для проверки ограничения на уникальность транз-ий в рамках мерчанта.</text:p>
          </table:table-cell>
          <table:table-cell table:number-columns-repeated="3"/>
        </table:table-row>
        <table:table-row table:style-name="ro1">
          <table:table-cell office:value-type="string">
            <text:p>Сущность RETURNS имеет ссылку на PURCHASES, уникальность проверяется по составному уникальному ключу RETURN_ID, PURCHASE_ID</text:p>
          </table:table-cell>
          <table:table-cell table:number-columns-repeated="3"/>
        </table:table-row>
        <table:table-row table:style-name="ro1">
          <table:table-cell office:value-type="string">
            <text:p>Таблица обмена EXCHANGE_TABLE содержит первичный ключ, 8шт. Полей для загрузки данных, поля для записи кода и текста ошибок, внешний ключ FILE_ID на таблицу VALIDATED_FILES которая содержит данные о проверенных файлах.</text:p>
          </table:table-cell>
          <table:table-cell table:number-columns-repeated="3"/>
        </table:table-row>
        <table:table-row table:style-name="ro1">
          <table:table-cell office:value-type="string">
            <text:p>Таблица обмена EXCHANGE_TABLE содержит ссылку на TRANSACTION_ID для того чтобы выполнять рассчёт кэшбэка при создании файла с результатом обработки.</text:p>
          </table:table-cell>
          <table:table-cell table:number-columns-repeated="3"/>
        </table:table-row>
        <table:table-row table:style-name="ro1">
          <table:table-cell office:value-type="string">
            <text:p>Таблица VALIDATES_FILES содержит данные о проверенных файлах и созданных файлах с результатом проверки.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5" office:value-type="string">
            <text:p>В системе для исключения дублирования значений для сущностей имеющих константные значения созданы справочники:</text:p>
          </table:table-cell>
          <table:table-cell table:number-columns-repeated="3"/>
        </table:table-row>
        <table:table-row table:style-name="ro1">
          <table:table-cell office:value-type="string">
            <text:p>Dic_client_types</text:p>
          </table:table-cell>
          <table:table-cell office:value-type="string">
            <text:p>Типы клиентов (физ., юр. Лица)</text:p>
          </table:table-cell>
          <table:table-cell table:number-columns-repeated="2"/>
        </table:table-row>
        <table:table-row table:style-name="ro1">
          <table:table-cell office:value-type="string">
            <text:p>Dic_errors</text:p>
          </table:table-cell>
          <table:table-cell office:value-type="string">
            <text:p>Спр-к ошибок</text:p>
          </table:table-cell>
          <table:table-cell table:number-columns-repeated="2"/>
        </table:table-row>
        <table:table-row table:style-name="ro1">
          <table:table-cell office:value-type="string">
            <text:p>Dic_mcc</text:p>
          </table:table-cell>
          <table:table-cell office:value-type="string">
            <text:p>Спр-к кодов MCC</text:p>
          </table:table-cell>
          <table:table-cell table:number-columns-repeated="2"/>
        </table:table-row>
        <table:table-row table:style-name="ro1">
          <table:table-cell office:value-type="string">
            <text:p>Dic_merchants_programms</text:p>
          </table:table-cell>
          <table:table-cell office:value-type="string">
            <text:p>Спр-к партнёрских программ для мерчантов</text:p>
          </table:table-cell>
          <table:table-cell table:number-columns-repeated="2"/>
        </table:table-row>
        <table:table-row table:style-name="ro1">
          <table:table-cell office:value-type="string">
            <text:p>Dic_params</text:p>
          </table:table-cell>
          <table:table-cell office:value-type="string">
            <text:p>Спр-к констант для расчёта кэшбэка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ic_transaction_types</text:p>
          </table:table-cell>
          <table:table-cell office:value-type="string">
            <text:p>Спр-к типов транзакций (покупка, возврат)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15" office:value-type="string">
            <text:p>Основные сущности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Cards</text:p>
          </table:table-cell>
          <table:table-cell office:value-type="string">
            <text:p>Данные о картах клентов</text:p>
          </table:table-cell>
          <table:table-cell table:number-columns-repeated="2"/>
        </table:table-row>
        <table:table-row table:style-name="ro1">
          <table:table-cell office:value-type="string">
            <text:p>card_id</text:p>
          </table:table-cell>
          <table:table-cell office:value-type="string">
            <text:p>Ид-р карты</text:p>
          </table:table-cell>
          <table:table-cell office:value-type="string">
            <text:p>Первичный ключ</text:p>
          </table:table-cell>
          <table:table-cell/>
        </table:table-row>
        <table:table-row table:style-name="ro1">
          <table:table-cell office:value-type="string">
            <text:p>card_crypto_num</text:p>
          </table:table-cell>
          <table:table-cell table:style-name="ce17" office:value-type="string">
            <text:p>SHA1-криптограмма номера карты</text:p>
          </table:table-cell>
          <table:table-cell office:value-type="string">
            <text:p>Уникальный ключ</text:p>
          </table:table-cell>
          <table:table-cell/>
        </table:table-row>
        <table:table-row table:style-name="ro1">
          <table:table-cell office:value-type="string">
            <text:p>card_is_main</text:p>
          </table:table-cell>
          <table:table-cell office:value-type="string">
            <text:p>Главная карта (1,0): решено сдлеать так, потому что в ТЗ нет требования что карты привязаны к одному счёту.</text:p>
          </table:table-cell>
          <table:table-cell table:number-columns-repeated="2"/>
        </table:table-row>
        <table:table-row table:style-name="ro1">
          <table:table-cell office:value-type="string">
            <text:p>client_id</text:p>
          </table:table-cell>
          <table:table-cell office:value-type="string">
            <text:p>Ид-р клиента</text:p>
          </table:table-cell>
          <table:table-cell office:value-type="string">
            <text:p>Внешний ключ на таблицу cli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Clients</text:p>
          </table:table-cell>
          <table:table-cell office:value-type="string">
            <text:p>Данные о клиентах</text:p>
          </table:table-cell>
          <table:table-cell table:number-columns-repeated="2"/>
        </table:table-row>
        <table:table-row table:style-name="ro1">
          <table:table-cell office:value-type="string">
            <text:p>client_id</text:p>
          </table:table-cell>
          <table:table-cell office:value-type="string">
            <text:p>Ид-р клиента</text:p>
          </table:table-cell>
          <table:table-cell office:value-type="string">
            <text:p>Первичный ключ</text:p>
          </table:table-cell>
          <table:table-cell/>
        </table:table-row>
        <table:table-row table:style-name="ro1">
          <table:table-cell office:value-type="string">
            <text:p>client_type_id</text:p>
          </table:table-cell>
          <table:table-cell office:value-type="string">
            <text:p>Ид-р типа клиента</text:p>
          </table:table-cell>
          <table:table-cell office:value-type="string">
            <text:p>Внешний ключ на таблицу dic_client_types</text:p>
          </table:table-cell>
          <table:table-cell office:value-type="string">
            <text:p>Not nu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CLIENT_TYPES</text:p>
          </table:table-cell>
          <table:table-cell office:value-type="string">
            <text:p>Справочник типов клиентов физ., юр.</text:p>
          </table:table-cell>
          <table:table-cell table:number-columns-repeated="2"/>
        </table:table-row>
        <table:table-row table:style-name="ro1">
          <table:table-cell office:value-type="string">
            <text:p>TYPE_ID</text:p>
          </table:table-cell>
          <table:table-cell table:number-columns-repeated="3"/>
        </table:table-row>
        <table:table-row table:style-name="ro1">
          <table:table-cell office:value-type="string">
            <text:p>TYPE_NAME</text:p>
          </table:table-cell>
          <table:table-cell office:value-type="string">
            <text:p>Наименование типа клиента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ERRORS</text:p>
          </table:table-cell>
          <table:table-cell office:value-type="string">
            <text:p>Данные о видах ошибок и кодах</text:p>
          </table:table-cell>
          <table:table-cell table:number-columns-repeated="2"/>
        </table:table-row>
        <table:table-row table:style-name="ro1">
          <table:table-cell office:value-type="string">
            <text:p>ERROR_ID</text:p>
          </table:table-cell>
          <table:table-cell table:number-columns-repeated="3"/>
        </table:table-row>
        <table:table-row table:style-name="ro1">
          <table:table-cell office:value-type="string">
            <text:p>CODE_ERROR</text:p>
          </table:table-cell>
          <table:table-cell table:number-columns-repeated="3"/>
        </table:table-row>
        <table:table-row table:style-name="ro1">
          <table:table-cell office:value-type="string">
            <text:p>TEXT_ERROR</text:p>
          </table:table-cell>
          <table:table-cell table:number-columns-repeated="3"/>
        </table:table-row>
        <table:table-row table:style-name="ro1">
          <table:table-cell office:value-type="string">
            <text:p>SQL_CODE_V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MCC</text:p>
          </table:table-cell>
          <table:table-cell office:value-type="string">
            <text:p>Справочник MCC кодов</text:p>
          </table:table-cell>
          <table:table-cell table:number-columns-repeated="2"/>
        </table:table-row>
        <table:table-row table:style-name="ro1">
          <table:table-cell office:value-type="string">
            <text:p>MCC_ID</text:p>
          </table:table-cell>
          <table:table-cell table:number-columns-repeated="3"/>
        </table:table-row>
        <table:table-row table:style-name="ro1">
          <table:table-cell office:value-type="string">
            <text:p>MCC_CODE</text:p>
          </table:table-cell>
          <table:table-cell table:number-columns-repeated="3"/>
        </table:table-row>
        <table:table-row table:style-name="ro1">
          <table:table-cell office:value-type="string">
            <text:p>MCC_DESCRIPTION</text:p>
          </table:table-cell>
          <table:table-cell table:number-columns-repeated="3"/>
        </table:table-row>
        <table:table-row table:style-name="ro1">
          <table:table-cell office:value-type="string">
            <text:p>WITH_HIGH_R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MERCHANT_PROGRAMS</text:p>
          </table:table-cell>
          <table:table-cell office:value-type="string">
            <text:p>Справочник партнёрских программ</text:p>
          </table:table-cell>
          <table:table-cell table:number-columns-repeated="2"/>
        </table:table-row>
        <table:table-row table:style-name="ro1">
          <table:table-cell office:value-type="string">
            <text:p>PROGRAM_ID</text:p>
          </table:table-cell>
          <table:table-cell table:number-columns-repeated="3"/>
        </table:table-row>
        <table:table-row table:style-name="ro1">
          <table:table-cell office:value-type="string">
            <text:p>PROGRAM_NAME</text:p>
          </table:table-cell>
          <table:table-cell table:number-columns-repeated="3"/>
        </table:table-row>
        <table:table-row table:style-name="ro1">
          <table:table-cell office:value-type="string">
            <text:p>CASHBACK_R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PARAMS</text:p>
          </table:table-cell>
          <table:table-cell office:value-type="string">
            <text:p>Данные о параметрах используемых в системе</text:p>
          </table:table-cell>
          <table:table-cell table:number-columns-repeated="2"/>
        </table:table-row>
        <table:table-row table:style-name="ro1">
          <table:table-cell office:value-type="string">
            <text:p>PARAM_ID</text:p>
          </table:table-cell>
          <table:table-cell table:number-columns-repeated="3"/>
        </table:table-row>
        <table:table-row table:style-name="ro1">
          <table:table-cell office:value-type="string">
            <text:p>PARAM_NAME</text:p>
          </table:table-cell>
          <table:table-cell table:number-columns-repeated="3"/>
        </table:table-row>
        <table:table-row table:style-name="ro1">
          <table:table-cell office:value-type="string">
            <text:p>PARAM_VALUE</text:p>
          </table:table-cell>
          <table:table-cell table:number-columns-repeated="3"/>
        </table:table-row>
        <table:table-row table:style-name="ro1">
          <table:table-cell office:value-type="string">
            <text:p>DESCRIP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TRANSACTION_TYPES</text:p>
          </table:table-cell>
          <table:table-cell office:value-type="string">
            <text:p>Справочник типов транзакций (покупка, возврат)</text:p>
          </table:table-cell>
          <table:table-cell table:number-columns-repeated="2"/>
        </table:table-row>
        <table:table-row table:style-name="ro1">
          <table:table-cell office:value-type="string">
            <text:p>TYPE_ID</text:p>
          </table:table-cell>
          <table:table-cell table:number-columns-repeated="3"/>
        </table:table-row>
        <table:table-row table:style-name="ro1">
          <table:table-cell office:value-type="string">
            <text:p>TYPE_NA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XCHANGE_TABLE</text:p>
          </table:table-cell>
          <table:table-cell office:value-type="string">
            <text:p>Таблица обмена для загрузки данных из файла</text:p>
          </table:table-cell>
          <table:table-cell table:number-columns-repeated="2"/>
        </table:table-row>
        <table:table-row table:style-name="ro1">
          <table:table-cell office:value-type="string">
            <text:p>ROW_ID</text:p>
          </table:table-cell>
          <table:table-cell table:number-columns-repeated="3"/>
        </table:table-row>
        <table:table-row table:style-name="ro1">
          <table:table-cell office:value-type="string">
            <text:p>FIELD1</text:p>
          </table:table-cell>
          <table:table-cell table:number-columns-repeated="3"/>
        </table:table-row>
        <table:table-row table:style-name="ro1">
          <table:table-cell office:value-type="string">
            <text:p>FIELD2</text:p>
          </table:table-cell>
          <table:table-cell table:number-columns-repeated="3"/>
        </table:table-row>
        <table:table-row table:style-name="ro1">
          <table:table-cell office:value-type="string">
            <text:p>FIELD3</text:p>
          </table:table-cell>
          <table:table-cell table:number-columns-repeated="3"/>
        </table:table-row>
        <table:table-row table:style-name="ro1">
          <table:table-cell office:value-type="string">
            <text:p>FIELD4</text:p>
          </table:table-cell>
          <table:table-cell table:number-columns-repeated="3"/>
        </table:table-row>
        <table:table-row table:style-name="ro1">
          <table:table-cell office:value-type="string">
            <text:p>FIELD5</text:p>
          </table:table-cell>
          <table:table-cell table:number-columns-repeated="3"/>
        </table:table-row>
        <table:table-row table:style-name="ro1">
          <table:table-cell office:value-type="string">
            <text:p>FIELD6</text:p>
          </table:table-cell>
          <table:table-cell table:number-columns-repeated="3"/>
        </table:table-row>
        <table:table-row table:style-name="ro1">
          <table:table-cell office:value-type="string">
            <text:p>FIELD7</text:p>
          </table:table-cell>
          <table:table-cell table:number-columns-repeated="3"/>
        </table:table-row>
        <table:table-row table:style-name="ro1">
          <table:table-cell office:value-type="string">
            <text:p>FIELD8</text:p>
          </table:table-cell>
          <table:table-cell table:number-columns-repeated="3"/>
        </table:table-row>
        <table:table-row table:style-name="ro1">
          <table:table-cell office:value-type="string">
            <text:p>CODE_ERROR</text:p>
          </table:table-cell>
          <table:table-cell table:number-columns-repeated="3"/>
        </table:table-row>
        <table:table-row table:style-name="ro1">
          <table:table-cell office:value-type="string">
            <text:p>TEXT_ERROR</text:p>
          </table:table-cell>
          <table:table-cell table:number-columns-repeated="3"/>
        </table:table-row>
        <table:table-row table:style-name="ro1">
          <table:table-cell office:value-type="string">
            <text:p>FILE_ID</text:p>
          </table:table-cell>
          <table:table-cell table:number-columns-repeated="3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INDIVIDUAL_PERSONS</text:p>
          </table:table-cell>
          <table:table-cell office:value-type="string">
            <text:p>Физические лица</text:p>
          </table:table-cell>
          <table:table-cell table:number-columns-repeated="2"/>
        </table:table-row>
        <table:table-row table:style-name="ro1">
          <table:table-cell office:value-type="string">
            <text:p>PERSON_ID</text:p>
          </table:table-cell>
          <table:table-cell table:number-columns-repeated="3"/>
        </table:table-row>
        <table:table-row table:style-name="ro1">
          <table:table-cell office:value-type="string">
            <text:p>FIRST_NAME</text:p>
          </table:table-cell>
          <table:table-cell table:number-columns-repeated="3"/>
        </table:table-row>
        <table:table-row table:style-name="ro1">
          <table:table-cell office:value-type="string">
            <text:p>LAST_NAME</text:p>
          </table:table-cell>
          <table:table-cell table:number-columns-repeated="3"/>
        </table:table-row>
        <table:table-row table:style-name="ro1">
          <table:table-cell office:value-type="string">
            <text:p>MIDDLE_NAME</text:p>
          </table:table-cell>
          <table:table-cell table:number-columns-repeated="3"/>
        </table:table-row>
        <table:table-row table:style-name="ro1">
          <table:table-cell office:value-type="string">
            <text:p>PASSPORT_SN</text:p>
          </table:table-cell>
          <table:table-cell table:number-columns-repeated="3"/>
        </table:table-row>
        <table:table-row table:style-name="ro1">
          <table:table-cell office:value-type="string">
            <text:p>PASSPORT_NU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ERCHANTS</text:p>
          </table:table-cell>
          <table:table-cell office:value-type="string">
            <text:p>Партнёры</text:p>
          </table:table-cell>
          <table:table-cell table:number-columns-repeated="2"/>
        </table:table-row>
        <table:table-row table:style-name="ro1">
          <table:table-cell office:value-type="string">
            <text:p>MERCHANT_ID</text:p>
          </table:table-cell>
          <table:table-cell table:number-columns-repeated="3"/>
        </table:table-row>
        <table:table-row table:style-name="ro1">
          <table:table-cell office:value-type="string">
            <text:p>MERCHANT_NAME</text:p>
          </table:table-cell>
          <table:table-cell table:number-columns-repeated="3"/>
        </table:table-row>
        <table:table-row table:style-name="ro1">
          <table:table-cell office:value-type="string">
            <text:p>MERCHANT_ORIG_ID</text:p>
          </table:table-cell>
          <table:table-cell table:number-columns-repeated="3"/>
        </table:table-row>
        <table:table-row table:style-name="ro1">
          <table:table-cell office:value-type="string">
            <text:p>WITH_HIGH_R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ERCHANTS_PROGRAMS</text:p>
          </table:table-cell>
          <table:table-cell office:value-type="string">
            <text:p>Связь программ и партнёров</text:p>
          </table:table-cell>
          <table:table-cell table:number-columns-repeated="2"/>
        </table:table-row>
        <table:table-row table:style-name="ro1">
          <table:table-cell office:value-type="string">
            <text:p>MP_ID</text:p>
          </table:table-cell>
          <table:table-cell table:number-columns-repeated="3"/>
        </table:table-row>
        <table:table-row table:style-name="ro1">
          <table:table-cell office:value-type="string">
            <text:p>MERCHANT_ID</text:p>
          </table:table-cell>
          <table:table-cell table:number-columns-repeated="3"/>
        </table:table-row>
        <table:table-row table:style-name="ro1">
          <table:table-cell office:value-type="string">
            <text:p>PROGRAM_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TURNS</text:p>
          </table:table-cell>
          <table:table-cell office:value-type="string">
            <text:p>Данные об операциях возврата покупок</text:p>
          </table:table-cell>
          <table:table-cell table:number-columns-repeated="2"/>
        </table:table-row>
        <table:table-row table:style-name="ro1">
          <table:table-cell office:value-type="string">
            <text:p>RETURN_ID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RETURN_DATE</text:p>
          </table:table-cell>
          <table:table-cell table:number-columns-repeated="3"/>
        </table:table-row>
        <table:table-row table:style-name="ro1">
          <table:table-cell office:value-type="string">
            <text:p>AMOUNT</text:p>
          </table:table-cell>
          <table:table-cell table:number-columns-repeated="3"/>
        </table:table-row>
        <table:table-row table:style-name="ro1">
          <table:table-cell office:value-type="string">
            <text:p>CARD_ID</text:p>
          </table:table-cell>
          <table:table-cell table:number-columns-repeated="3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>
          <table:table-cell office:value-type="string">
            <text:p>PURCHASE_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ALIDATED_FILES</text:p>
          </table:table-cell>
          <table:table-cell office:value-type="string">
            <text:p>Данные об обработанных ранее файлах</text:p>
          </table:table-cell>
          <table:table-cell table:number-columns-repeated="2"/>
        </table:table-row>
        <table:table-row table:style-name="ro1">
          <table:table-cell office:value-type="string">
            <text:p>FILE_ID</text:p>
          </table:table-cell>
          <table:table-cell table:number-columns-repeated="3"/>
        </table:table-row>
        <table:table-row table:style-name="ro1">
          <table:table-cell office:value-type="string">
            <text:p>MERCHANT_FILE_ID</text:p>
          </table:table-cell>
          <table:table-cell table:number-columns-repeated="3"/>
        </table:table-row>
        <table:table-row table:style-name="ro1">
          <table:table-cell office:value-type="string">
            <text:p>RESULT_FILE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VALIDATED_DATE</text:p>
          </table:table-cell>
          <table:table-cell table:number-columns-repeated="3"/>
        </table:table-row>
        <table:table-row table:style-name="ro1">
          <table:table-cell office:value-type="string">
            <text:p>RESULT_FILE_NAME</text:p>
          </table:table-cell>
          <table:table-cell table:number-columns-repeated="3"/>
        </table:table-row>
        <table:table-row table:style-name="ro1">
          <table:table-cell office:value-type="string">
            <text:p>DOWNLOAD_D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Данные о транзакциях</text:p>
          </table:table-cell>
          <table:table-cell table:number-columns-repeated="2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>
          <table:table-cell office:value-type="string">
            <text:p>TRANSACTION_TYPE</text:p>
          </table:table-cell>
          <table:table-cell table:number-columns-repeated="3"/>
        </table:table-row>
        <table:table-row table:style-name="ro1">
          <table:table-cell office:value-type="string">
            <text:p>ORIGINAL_TRANSACTION_ID</text:p>
          </table:table-cell>
          <table:table-cell table:number-columns-repeated="3"/>
        </table:table-row>
        <table:table-row table:style-name="ro1">
          <table:table-cell office:value-type="string">
            <text:p>TRANS_NOTE</text:p>
          </table:table-cell>
          <table:table-cell table:number-columns-repeated="3"/>
        </table:table-row>
        <table:table-row table:style-name="ro1">
          <table:table-cell office:value-type="string">
            <text:p>MERCHANT_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URCHASES</text:p>
          </table:table-cell>
          <table:table-cell office:value-type="string">
            <text:p>Данные об операциях покупок</text:p>
          </table:table-cell>
          <table:table-cell table:number-columns-repeated="2"/>
        </table:table-row>
        <table:table-row table:style-name="ro1">
          <table:table-cell office:value-type="string">
            <text:p>PURCHASE_ID</text:p>
          </table:table-cell>
          <table:table-cell table:number-columns-repeated="3"/>
        </table:table-row>
        <table:table-row table:style-name="ro1">
          <table:table-cell office:value-type="string">
            <text:p>CARD_ID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PURCHASE_DATE</text:p>
          </table:table-cell>
          <table:table-cell table:number-columns-repeated="3"/>
        </table:table-row>
        <table:table-row table:style-name="ro1">
          <table:table-cell office:value-type="string">
            <text:p>AMOUNT</text:p>
          </table:table-cell>
          <table:table-cell table:number-columns-repeated="3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>
          <table:table-cell office:value-type="string">
            <text:p>MCC_ID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0" number:min-integer-digits="0"/>
    </number:number-style>
    <number:number-style style:name="N111">
      <number:number number:decimal-places="2" number:min-integer-digits="0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9">19.08.2024</text:date>, <text:time>10:3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20H53M8S</meta:editing-duration>
    <meta:editing-cycles>214</meta:editing-cycles>
    <meta:generator>OpenOffice/4.1.12$Win32 OpenOffice.org_project/4112m1$Build-9809</meta:generator>
    <dc:date>2024-08-19T10:32:54.75</dc:date>
    <dc:creator>Sergey Ermachkov</dc:creator>
    <meta:document-statistic meta:table-count="5" meta:cell-count="578" meta:object-count="0"/>
    <meta:user-defined meta:name="Info 1"/>
    <meta:user-defined meta:name="Info 2"/>
    <meta:user-defined meta:name="Info 3"/>
    <meta:user-defined meta:name="Info 4"/>
  </office:meta>
</office:document-meta>
</file>